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53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mm" fo:break-before="auto" style:use-optimal-row-height="false"/>
    </style:style>
    <style:style style:name="ro9" style:family="table-row">
      <style:table-row-properties style:row-height="5.31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4mm" fo:break-before="auto" style:use-optimal-row-height="false"/>
    </style:style>
    <style:style style:name="ro12" style:family="table-row">
      <style:table-row-properties style:row-height="5.5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7 年 5 月 份" calcext:value-type="string">
              <text:p><text:s text:c="7"/>中 華 民 國 97 年 5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5142" calcext:value-type="float">
            <text:p><text:s text:c="3"/>5,14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4" calcext:value-type="float">
            <text:p><text:s text:c="3"/>2.64 </text:p>
          </table:table-cell>
          <table:table-cell table:style-name="ce29" office:value-type="float" office:value="3715" calcext:value-type="float">
            <text:p><text:s text:c="3"/>3,715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1" calcext:value-type="float">
            <text:p><text:s text:c="3"/>1.91 </text:p>
          </table:table-cell>
          <table:table-cell table:style-name="ce29" office:value-type="float" office:value="15309" calcext:value-type="float">
            <text:p><text:s text:c="3"/>15,309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86" calcext:value-type="float">
            <text:p><text:s text:c="3"/>7.86 </text:p>
          </table:table-cell>
          <table:table-cell table:style-name="ce29" office:value-type="float" office:value="11594" calcext:value-type="float">
            <text:p><text:s text:c="3"/>11,594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6" calcext:value-type="float">
            <text:p><text:s text:c="3"/>5.96 </text:p>
          </table:table-cell>
          <table:table-cell table:style-name="ce29" office:value-type="float" office:value="16189" calcext:value-type="float">
            <text:p><text:s text:c="3"/>16,189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32" calcext:value-type="float">
            <text:p><text:s text:c="3"/>8.32 </text:p>
          </table:table-cell>
          <table:table-cell table:style-name="ce29" office:value-type="float" office:value="4972" calcext:value-type="float">
            <text:p><text:s text:c="3"/>4,97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4860" calcext:value-type="float">
            <text:p><text:s text:c="3"/>4,860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1" calcext:value-type="float">
            <text:p><text:s text:c="3"/>2.51 </text:p>
          </table:table-cell>
          <table:table-cell table:style-name="ce29" office:value-type="float" office:value="3673" calcext:value-type="float">
            <text:p><text:s text:c="3"/>3,673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89" calcext:value-type="float">
            <text:p><text:s text:c="3"/>1.89 </text:p>
          </table:table-cell>
          <table:table-cell table:style-name="ce29" office:value-type="float" office:value="15223" calcext:value-type="float">
            <text:p><text:s text:c="3"/>15,223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5" calcext:value-type="float">
            <text:p><text:s text:c="3"/>7.85 </text:p>
          </table:table-cell>
          <table:table-cell table:style-name="ce29" office:value-type="float" office:value="11550" calcext:value-type="float">
            <text:p><text:s text:c="3"/>11,550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6" calcext:value-type="float">
            <text:p><text:s text:c="3"/>5.96 </text:p>
          </table:table-cell>
          <table:table-cell table:style-name="ce29" office:value-type="float" office:value="16135" calcext:value-type="float">
            <text:p><text:s text:c="3"/>16,135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32" calcext:value-type="float">
            <text:p><text:s text:c="3"/>8.32 </text:p>
          </table:table-cell>
          <table:table-cell table:style-name="ce29" office:value-type="float" office:value="4964" calcext:value-type="float">
            <text:p><text:s text:c="3"/>4,96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4998" calcext:value-type="float">
            <text:p><text:s text:c="3"/>4,998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15" calcext:value-type="float">
            <text:p><text:s text:c="3"/>3.15 </text:p>
          </table:table-cell>
          <table:table-cell table:style-name="ce29" office:value-type="float" office:value="3225" calcext:value-type="float">
            <text:p><text:s text:c="3"/>3,225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3" calcext:value-type="float">
            <text:p><text:s text:c="3"/>2.03 </text:p>
          </table:table-cell>
          <table:table-cell table:style-name="ce29" office:value-type="float" office:value="12726" calcext:value-type="float">
            <text:p><text:s text:c="3"/>12,726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02" calcext:value-type="float">
            <text:p><text:s text:c="3"/>8.02 </text:p>
          </table:table-cell>
          <table:table-cell table:style-name="ce29" office:value-type="float" office:value="9501" calcext:value-type="float">
            <text:p><text:s text:c="3"/>9,501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9" calcext:value-type="float">
            <text:p><text:s text:c="3"/>5.99 </text:p>
          </table:table-cell>
          <table:table-cell table:style-name="ce29" office:value-type="float" office:value="13219" calcext:value-type="float">
            <text:p><text:s text:c="3"/>13,219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3" calcext:value-type="float">
            <text:p><text:s text:c="3"/>8.33 </text:p>
          </table:table-cell>
          <table:table-cell table:style-name="ce29" office:value-type="float" office:value="4135" calcext:value-type="float">
            <text:p><text:s text:c="3"/>4,13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2495" calcext:value-type="float">
            <text:p><text:s text:c="3"/>2,495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4" calcext:value-type="float">
            <text:p><text:s text:c="3"/>7.74 </text:p>
          </table:table-cell>
          <table:table-cell table:style-name="ce30" office:value-type="float" office:value="933" calcext:value-type="float">
            <text:p><text:s text:c="3"/>933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89" calcext:value-type="float">
            <text:p><text:s text:c="3"/>2.89 </text:p>
          </table:table-cell>
          <table:table-cell table:style-name="ce30" office:value-type="float" office:value="2421" calcext:value-type="float">
            <text:p><text:s text:c="3"/>2,42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1" calcext:value-type="float">
            <text:p><text:s text:c="3"/>7.51 </text:p>
          </table:table-cell>
          <table:table-cell table:style-name="ce30" office:value-type="float" office:value="1488" calcext:value-type="float">
            <text:p><text:s text:c="3"/>1,488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1" calcext:value-type="float">
            <text:p><text:s text:c="3"/>4.61 </text:p>
          </table:table-cell>
          <table:table-cell table:style-name="ce30" office:value-type="float" office:value="3102" calcext:value-type="float">
            <text:p><text:s text:c="3"/>3,102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62" calcext:value-type="float">
            <text:p><text:s text:c="3"/>9.62 </text:p>
          </table:table-cell>
          <table:table-cell table:style-name="ce30" office:value-type="float" office:value="930" calcext:value-type="float">
            <text:p><text:s text:c="3"/>930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74" calcext:value-type="float">
            <text:p><text:s/>－74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9" calcext:value-type="float">
            <text:p><text:s/>－1.90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30" office:value-type="float" office:value="260" calcext:value-type="float">
            <text:p><text:s text:c="3"/>260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257" calcext:value-type="float">
            <text:p><text:s text:c="3"/>257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30" office:value-type="float" office:value="289" calcext:value-type="float">
            <text:p><text:s text:c="3"/>289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" calcext:value-type="float">
            <text:p><text:s text:c="3"/>7.40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878" calcext:value-type="float">
            <text:p><text:s text:c="3"/>1,878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2" calcext:value-type="float">
            <text:p><text:s text:c="3"/>11.42 </text:p>
          </table:table-cell>
          <table:table-cell table:style-name="ce30" office:value-type="float" office:value="703" calcext:value-type="float">
            <text:p><text:s text:c="3"/>703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7" calcext:value-type="float">
            <text:p><text:s text:c="3"/>4.27 </text:p>
          </table:table-cell>
          <table:table-cell table:style-name="ce30" office:value-type="float" office:value="1492" calcext:value-type="float">
            <text:p><text:s text:c="3"/>1,492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7" calcext:value-type="float">
            <text:p><text:s text:c="3"/>9.07 </text:p>
          </table:table-cell>
          <table:table-cell table:style-name="ce30" office:value-type="float" office:value="789" calcext:value-type="float">
            <text:p><text:s text:c="3"/>789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79" calcext:value-type="float">
            <text:p><text:s text:c="3"/>4.79 </text:p>
          </table:table-cell>
          <table:table-cell table:style-name="ce30" office:value-type="float" office:value="1509" calcext:value-type="float">
            <text:p><text:s text:c="3"/>1,509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17" calcext:value-type="float">
            <text:p><text:s text:c="3"/>9.17 </text:p>
          </table:table-cell>
          <table:table-cell table:style-name="ce30" office:value-type="float" office:value="509" calcext:value-type="float">
            <text:p><text:s text:c="3"/>50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9" calcext:value-type="float">
            <text:p><text:s text:c="3"/>3.0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802" calcext:value-type="float">
            <text:p><text:s text:c="3"/>802 </text:p>
          </table:table-cell>
          <table:table-cell table:style-name="ce26" office:value-type="float" office:value="1.61" calcext:value-type="float">
            <text:p><text:s text:c="3"/>1.61 </text:p>
          </table:table-cell>
          <table:table-cell table:style-name="ce26" office:value-type="float" office:value="19.01" calcext:value-type="float">
            <text:p><text:s text:c="3"/>19.01 </text:p>
          </table:table-cell>
          <table:table-cell table:style-name="ce30" office:value-type="float" office:value="226" calcext:value-type="float">
            <text:p><text:s text:c="3"/>22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5" calcext:value-type="float">
            <text:p><text:s text:c="3"/>5.35 </text:p>
          </table:table-cell>
          <table:table-cell table:style-name="ce30" office:value-type="float" office:value="473" calcext:value-type="float">
            <text:p><text:s text:c="3"/>473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21" calcext:value-type="float">
            <text:p><text:s text:c="3"/>11.21 </text:p>
          </table:table-cell>
          <table:table-cell table:style-name="ce30" office:value-type="float" office:value="247" calcext:value-type="float">
            <text:p><text:s text:c="3"/>247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5" calcext:value-type="float">
            <text:p><text:s text:c="3"/>5.85 </text:p>
          </table:table-cell>
          <table:table-cell table:style-name="ce30" office:value-type="float" office:value="436" calcext:value-type="float">
            <text:p><text:s text:c="3"/>436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33" calcext:value-type="float">
            <text:p><text:s text:c="3"/>10.33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59" calcext:value-type="float">
            <text:p><text:s/>－59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24" calcext:value-type="float">
            <text:p><text:s/>－1.24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30" office:value-type="float" office:value="401" calcext:value-type="float">
            <text:p><text:s text:c="3"/>401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6" calcext:value-type="float">
            <text:p><text:s text:c="3"/>8.46 </text:p>
          </table:table-cell>
          <table:table-cell table:style-name="ce30" office:value-type="float" office:value="350" calcext:value-type="float">
            <text:p><text:s text:c="3"/>350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8" calcext:value-type="float">
            <text:p><text:s text:c="3"/>7.38 </text:p>
          </table:table-cell>
          <table:table-cell table:style-name="ce30" office:value-type="float" office:value="437" calcext:value-type="float">
            <text:p><text:s text:c="3"/>437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22" calcext:value-type="float">
            <text:p><text:s text:c="3"/>9.22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175" calcext:value-type="float">
            <text:p><text:s text:c="3"/>175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3" calcext:value-type="float">
            <text:p><text:s text:c="3"/>1.33 </text:p>
          </table:table-cell>
          <table:table-cell table:style-name="ce30" office:value-type="float" office:value="409" calcext:value-type="float">
            <text:p><text:s text:c="3"/>40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1" calcext:value-type="float">
            <text:p><text:s text:c="3"/>3.11 </text:p>
          </table:table-cell>
          <table:table-cell table:style-name="ce30" office:value-type="float" office:value="1142" calcext:value-type="float">
            <text:p><text:s text:c="3"/>1,142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68" calcext:value-type="float">
            <text:p><text:s text:c="3"/>8.68 </text:p>
          </table:table-cell>
          <table:table-cell table:style-name="ce30" office:value-type="float" office:value="733" calcext:value-type="float">
            <text:p><text:s text:c="3"/>73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30" office:value-type="float" office:value="1012" calcext:value-type="float">
            <text:p><text:s text:c="3"/>1,012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9" calcext:value-type="float">
            <text:p><text:s text:c="3"/>7.69 </text:p>
          </table:table-cell>
          <table:table-cell table:style-name="ce30" office:value-type="float" office:value="325" calcext:value-type="float">
            <text:p><text:s text:c="3"/>32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05" calcext:value-type="float">
            <text:p><text:s/>－405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26" office:value-type="float" office:value="-3.64" calcext:value-type="float">
            <text:p><text:s/>－3.64 </text:p>
          </table:table-cell>
          <table:table-cell table:style-name="ce30" office:value-type="float" office:value="216" calcext:value-type="float">
            <text:p><text:s text:c="3"/>216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4" calcext:value-type="float">
            <text:p><text:s text:c="3"/>1.94 </text:p>
          </table:table-cell>
          <table:table-cell table:style-name="ce30" office:value-type="float" office:value="927" calcext:value-type="float">
            <text:p><text:s text:c="3"/>927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3" calcext:value-type="float">
            <text:p><text:s text:c="3"/>8.33 </text:p>
          </table:table-cell>
          <table:table-cell table:style-name="ce30" office:value-type="float" office:value="711" calcext:value-type="float">
            <text:p><text:s text:c="3"/>71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827" calcext:value-type="float">
            <text:p><text:s text:c="3"/>827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3" calcext:value-type="float">
            <text:p><text:s text:c="3"/>7.43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87" calcext:value-type="float">
            <text:p><text:s/>－287 </text:p>
          </table:table-cell>
          <table:table-cell table:style-name="ce26" office:value-type="float" office:value="-0.54" calcext:value-type="float">
            <text:p><text:s/>－0.54 </text:p>
          </table:table-cell>
          <table:table-cell table:style-name="ce26" office:value-type="float" office:value="-6.36" calcext:value-type="float">
            <text:p><text:s/>－6.36 </text:p>
          </table:table-cell>
          <table:table-cell table:style-name="ce30" office:value-type="string" calcext:value-type="string">
            <text:p><text:s text:c="7"/>-</text:p>
          </table:table-cell>
          <table:table-cell table:number-columns-repeated="2" table:style-name="ce26" office:value-type="string" calcext:value-type="string">
            <text:p><text:s text:c="7"/>-</text:p>
          </table:table-cell>
          <table:table-cell table:style-name="ce30" office:value-type="float" office:value="336" calcext:value-type="float">
            <text:p><text:s text:c="3"/>33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4" calcext:value-type="float">
            <text:p><text:s text:c="3"/>7.44 </text:p>
          </table:table-cell>
          <table:table-cell table:style-name="ce30" office:value-type="float" office:value="336" calcext:value-type="float">
            <text:p><text:s text:c="3"/>33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4" calcext:value-type="float">
            <text:p><text:s text:c="3"/>7.44 </text:p>
          </table:table-cell>
          <table:table-cell table:style-name="ce30" office:value-type="float" office:value="278" calcext:value-type="float">
            <text:p><text:s text:c="3"/>27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6" calcext:value-type="float">
            <text:p><text:s text:c="3"/>6.16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3" calcext:value-type="float">
            <text:p><text:s/>－23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6" office:value-type="float" office:value="0.001" calcext:value-type="float">
            <text:p><text:s text:c="3"/>0.00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30" office:value-type="float" office:value="495" calcext:value-type="float">
            <text:p><text:s text:c="3"/>495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6" calcext:value-type="float">
            <text:p><text:s text:c="3"/>8.06 </text:p>
          </table:table-cell>
          <table:table-cell table:style-name="ce30" office:value-type="float" office:value="494" calcext:value-type="float">
            <text:p><text:s text:c="3"/>494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4" calcext:value-type="float">
            <text:p><text:s text:c="3"/>8.04 </text:p>
          </table:table-cell>
          <table:table-cell table:style-name="ce30" office:value-type="float" office:value="442" calcext:value-type="float">
            <text:p><text:s text:c="3"/>44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9" calcext:value-type="float">
            <text:p><text:s text:c="3"/>7.19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74" calcext:value-type="float">
            <text:p><text:s/>－374 </text:p>
          </table:table-cell>
          <table:table-cell table:style-name="ce26" office:value-type="float" office:value="-0.68" calcext:value-type="float">
            <text:p><text:s/>－0.68 </text:p>
          </table:table-cell>
          <table:table-cell table:style-name="ce26" office:value-type="float" office:value="-8.03" calcext:value-type="float">
            <text:p><text:s/>－8.03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30" office:value-type="float" office:value="384" calcext:value-type="float">
            <text:p><text:s text:c="3"/>384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5" calcext:value-type="float">
            <text:p><text:s text:c="3"/>8.25 </text:p>
          </table:table-cell>
          <table:table-cell table:style-name="ce30" office:value-type="float" office:value="380" calcext:value-type="float">
            <text:p><text:s text:c="3"/>38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6" calcext:value-type="float">
            <text:p><text:s text:c="3"/>8.16 </text:p>
          </table:table-cell>
          <table:table-cell table:style-name="ce30" office:value-type="float" office:value="328" calcext:value-type="float">
            <text:p><text:s text:c="3"/>32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5" calcext:value-type="float">
            <text:p><text:s text:c="3"/>7.05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215" calcext:value-type="float">
            <text:p><text:s/>－215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3" calcext:value-type="float">
            <text:p><text:s/>－2.30 </text:p>
          </table:table-cell>
          <table:table-cell table:style-name="ce30" office:value-type="float" office:value="-58" calcext:value-type="float">
            <text:p><text:s/>－58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62" calcext:value-type="float">
            <text:p><text:s/>－0.62 </text:p>
          </table:table-cell>
          <table:table-cell table:style-name="ce30" office:value-type="float" office:value="628" calcext:value-type="float">
            <text:p><text:s text:c="3"/>628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1" calcext:value-type="float">
            <text:p><text:s text:c="3"/>6.71 </text:p>
          </table:table-cell>
          <table:table-cell table:style-name="ce30" office:value-type="float" office:value="686" calcext:value-type="float">
            <text:p><text:s text:c="3"/>68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3" calcext:value-type="float">
            <text:p><text:s text:c="3"/>7.33 </text:p>
          </table:table-cell>
          <table:table-cell table:style-name="ce30" office:value-type="float" office:value="669" calcext:value-type="float">
            <text:p><text:s text:c="3"/>669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5" calcext:value-type="float">
            <text:p><text:s text:c="3"/>7.15 </text:p>
          </table:table-cell>
          <table:table-cell table:style-name="ce30" office:value-type="float" office:value="223" calcext:value-type="float">
            <text:p><text:s text:c="3"/>22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271" calcext:value-type="float">
            <text:p><text:s/>－271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57" calcext:value-type="float">
            <text:p><text:s/>－2.57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2" calcext:value-type="float">
            <text:p><text:s text:c="3"/>1.52 </text:p>
          </table:table-cell>
          <table:table-cell table:style-name="ce30" office:value-type="float" office:value="824" calcext:value-type="float">
            <text:p><text:s text:c="3"/>824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30" office:value-type="float" office:value="664" calcext:value-type="float">
            <text:p><text:s text:c="3"/>66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31" calcext:value-type="float">
            <text:p><text:s text:c="3"/>6.31 </text:p>
          </table:table-cell>
          <table:table-cell table:style-name="ce30" office:value-type="float" office:value="795" calcext:value-type="float">
            <text:p><text:s text:c="3"/>795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5" calcext:value-type="float">
            <text:p><text:s text:c="3"/>7.55 </text:p>
          </table:table-cell>
          <table:table-cell table:style-name="ce30" office:value-type="float" office:value="309" calcext:value-type="float">
            <text:p><text:s text:c="3"/>309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3" calcext:value-type="float">
            <text:p><text:s text:c="3"/>2.9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39" calcext:value-type="float">
            <text:p><text:s/>－639 </text:p>
          </table:table-cell>
          <table:table-cell table:style-name="ce26" office:value-type="float" office:value="-0.72" calcext:value-type="float">
            <text:p><text:s/>－0.72 </text:p>
          </table:table-cell>
          <table:table-cell table:style-name="ce26" office:value-type="float" office:value="-8.5" calcext:value-type="float">
            <text:p><text:s/>－8.50 </text:p>
          </table:table-cell>
          <table:table-cell table:style-name="ce30" office:value-type="float" office:value="-61" calcext:value-type="float">
            <text:p><text:s/>－61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1" calcext:value-type="float">
            <text:p><text:s/>－0.81 </text:p>
          </table:table-cell>
          <table:table-cell table:style-name="ce30" office:value-type="float" office:value="533" calcext:value-type="float">
            <text:p><text:s text:c="3"/>533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9" calcext:value-type="float">
            <text:p><text:s text:c="3"/>7.09 </text:p>
          </table:table-cell>
          <table:table-cell table:style-name="ce30" office:value-type="float" office:value="594" calcext:value-type="float">
            <text:p><text:s text:c="3"/>59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" calcext:value-type="float">
            <text:p><text:s text:c="3"/>7.90 </text:p>
          </table:table-cell>
          <table:table-cell table:style-name="ce30" office:value-type="float" office:value="502" calcext:value-type="float">
            <text:p><text:s text:c="3"/>502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8" calcext:value-type="float">
            <text:p><text:s text:c="3"/>6.68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85" calcext:value-type="float">
            <text:p><text:s/>－285 </text:p>
          </table:table-cell>
          <table:table-cell table:style-name="ce26" office:value-type="float" office:value="-1.22" calcext:value-type="float">
            <text:p><text:s/>－1.22 </text:p>
          </table:table-cell>
          <table:table-cell table:style-name="ce26" office:value-type="float" office:value="-14.43" calcext:value-type="float">
            <text:p><text:s/>－14.43 </text:p>
          </table:table-cell>
          <table:table-cell table:style-name="ce30" office:value-type="float" office:value="-18" calcext:value-type="float">
            <text:p><text:s/>－18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1" calcext:value-type="float">
            <text:p><text:s/>－0.91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1" calcext:value-type="float">
            <text:p><text:s text:c="3"/>8.41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32" calcext:value-type="float">
            <text:p><text:s text:c="3"/>9.32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4" calcext:value-type="float">
            <text:p><text:s text:c="3"/>6.84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98" calcext:value-type="float">
            <text:p><text:s/>－198 </text:p>
          </table:table-cell>
          <table:table-cell table:style-name="ce26" office:value-type="float" office:value="-0.58" calcext:value-type="float">
            <text:p><text:s/>－0.58 </text:p>
          </table:table-cell>
          <table:table-cell table:style-name="ce26" office:value-type="float" office:value="-6.82" calcext:value-type="float">
            <text:p><text:s/>－6.82 </text:p>
          </table:table-cell>
          <table:table-cell table:style-name="ce30" office:value-type="float" office:value="-38" calcext:value-type="float">
            <text:p><text:s/>－38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31" calcext:value-type="float">
            <text:p><text:s/>－1.31 </text:p>
          </table:table-cell>
          <table:table-cell table:style-name="ce30" office:value-type="float" office:value="224" calcext:value-type="float">
            <text:p><text:s text:c="3"/>22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1" calcext:value-type="float">
            <text:p><text:s text:c="3"/>7.71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02" calcext:value-type="float">
            <text:p><text:s text:c="3"/>9.02 </text:p>
          </table:table-cell>
          <table:table-cell table:style-name="ce30" office:value-type="float" office:value="229" calcext:value-type="float">
            <text:p><text:s text:c="3"/>229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9" calcext:value-type="float">
            <text:p><text:s text:c="3"/>7.89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30" office:value-type="float" office:value="-21" calcext:value-type="float">
            <text:p><text:s/>－21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68" calcext:value-type="float">
            <text:p><text:s/>－2.68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1" calcext:value-type="float">
            <text:p><text:s text:c="3"/>6.51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2" calcext:value-type="float">
            <text:p><text:s text:c="3"/>9.20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4" calcext:value-type="float">
            <text:p><text:s text:c="3"/>6.64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4" calcext:value-type="float">
            <text:p><text:s text:c="3"/>1.4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30" calcext:value-type="float">
            <text:p><text:s/>－130 </text:p>
          </table:table-cell>
          <table:table-cell table:style-name="ce26" office:value-type="float" office:value="-0.33" calcext:value-type="float">
            <text:p><text:s/>－0.33 </text:p>
          </table:table-cell>
          <table:table-cell table:style-name="ce26" office:value-type="float" office:value="-3.94" calcext:value-type="float">
            <text:p><text:s/>－3.94 </text:p>
          </table:table-cell>
          <table:table-cell table:style-name="ce30" office:value-type="float" office:value="-13" calcext:value-type="float">
            <text:p><text:s/>－13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9" calcext:value-type="float">
            <text:p><text:s/>－0.39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224" calcext:value-type="float">
            <text:p><text:s text:c="3"/>22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9" calcext:value-type="float">
            <text:p><text:s text:c="3"/>6.79 </text:p>
          </table:table-cell>
          <table:table-cell table:style-name="ce30" office:value-type="float" office:value="261" calcext:value-type="float">
            <text:p><text:s text:c="3"/>261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1" calcext:value-type="float">
            <text:p><text:s text:c="3"/>7.91 </text:p>
          </table:table-cell>
          <table:table-cell table:style-name="ce18" office:value-type="float" office:value="108" calcext:value-type="float">
            <text:p><text:s text:c="3"/>108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27" calcext:value-type="float">
            <text:p><text:s text:c="3"/>3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717" calcext:value-type="float">
            <text:p><text:s text:c="3"/>717 </text:p>
          </table:table-cell>
          <table:table-cell table:style-name="ce26" office:value-type="float" office:value="1.79" calcext:value-type="float">
            <text:p><text:s text:c="3"/>1.79 </text:p>
          </table:table-cell>
          <table:table-cell table:style-name="ce26" office:value-type="float" office:value="21.1" calcext:value-type="float">
            <text:p><text:s text:c="3"/>21.10 </text:p>
          </table:table-cell>
          <table:table-cell table:style-name="ce30" office:value-type="float" office:value="221" calcext:value-type="float">
            <text:p><text:s text:c="3"/>221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" calcext:value-type="float">
            <text:p><text:s text:c="3"/>6.50 </text:p>
          </table:table-cell>
          <table:table-cell table:style-name="ce30" office:value-type="float" office:value="420" calcext:value-type="float">
            <text:p><text:s text:c="3"/>420 </text:p>
          </table:table-cell>
          <table:table-cell table:style-name="ce26" office:value-type="float" office:value="1.05" calcext:value-type="float">
            <text:p><text:s text:c="3"/>1.05 </text:p>
          </table:table-cell>
          <table:table-cell table:style-name="ce26" office:value-type="float" office:value="12.35" calcext:value-type="float">
            <text:p><text:s text:c="3"/>12.35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5" calcext:value-type="float">
            <text:p><text:s text:c="3"/>5.85 </text:p>
          </table:table-cell>
          <table:table-cell table:style-name="ce30" office:value-type="float" office:value="377" calcext:value-type="float">
            <text:p><text:s text:c="3"/>377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26" office:value-type="float" office:value="11.09" calcext:value-type="float">
            <text:p><text:s text:c="3"/>11.09 </text:p>
          </table:table-cell>
          <table:table-cell table:style-name="ce18" office:value-type="float" office:value="101" calcext:value-type="float">
            <text:p><text:s text:c="3"/>10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7" calcext:value-type="float">
            <text:p><text:s text:c="3"/>2.9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1244" calcext:value-type="float">
            <text:p><text:s text:c="3"/>1,244 </text:p>
          </table:table-cell>
          <table:table-cell table:style-name="ce26" office:value-type="float" office:value="1.17" calcext:value-type="float">
            <text:p><text:s text:c="3"/>1.17 </text:p>
          </table:table-cell>
          <table:table-cell table:style-name="ce26" office:value-type="float" office:value="13.86" calcext:value-type="float">
            <text:p><text:s text:c="3"/>13.86 </text:p>
          </table:table-cell>
          <table:table-cell table:style-name="ce30" office:value-type="float" office:value="340" calcext:value-type="float">
            <text:p><text:s text:c="3"/>340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9" calcext:value-type="float">
            <text:p><text:s text:c="3"/>3.79 </text:p>
          </table:table-cell>
          <table:table-cell table:style-name="ce30" office:value-type="float" office:value="717" calcext:value-type="float">
            <text:p><text:s text:c="3"/>717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8" calcext:value-type="float">
            <text:p><text:s text:c="3"/>7.98 </text:p>
          </table:table-cell>
          <table:table-cell table:style-name="ce30" office:value-type="float" office:value="377" calcext:value-type="float">
            <text:p><text:s text:c="3"/>377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" calcext:value-type="float">
            <text:p><text:s text:c="3"/>4.20 </text:p>
          </table:table-cell>
          <table:table-cell table:style-name="ce30" office:value-type="float" office:value="814" calcext:value-type="float">
            <text:p><text:s text:c="3"/>814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6" calcext:value-type="float">
            <text:p><text:s text:c="3"/>9.06 </text:p>
          </table:table-cell>
          <table:table-cell table:style-name="ce18" office:value-type="float" office:value="246" calcext:value-type="float">
            <text:p><text:s text:c="3"/>246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189" calcext:value-type="float">
            <text:p><text:s text:c="3"/>189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6" calcext:value-type="float">
            <text:p><text:s text:c="3"/>8.16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1" calcext:value-type="float">
            <text:p><text:s text:c="3"/>6.21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415" calcext:value-type="float">
            <text:p><text:s/>415 </text:p>
          </table:table-cell>
          <table:table-cell table:style-name="ce27" office:value-type="float" office:value="0.54" calcext:value-type="float">
            <text:p><text:s text:c="3"/>0.54 </text:p>
          </table:table-cell>
          <table:table-cell table:style-name="ce27" office:value-type="float" office:value="6.39" calcext:value-type="float">
            <text:p><text:s text:c="3"/>6.39 </text:p>
          </table:table-cell>
          <table:table-cell table:style-name="ce31" office:value-type="float" office:value="137" calcext:value-type="float">
            <text:p><text:s text:c="3"/>137 </text:p>
          </table:table-cell>
          <table:table-cell table:style-name="ce28" office:value-type="float" office:value="0.18" calcext:value-type="float">
            <text:p><text:s text:c="3"/>0.18 </text:p>
          </table:table-cell>
          <table:table-cell table:style-name="ce28" office:value-type="float" office:value="2.11" calcext:value-type="float">
            <text:p><text:s text:c="3"/>2.11 </text:p>
          </table:table-cell>
          <table:table-cell table:style-name="ce31" office:value-type="float" office:value="477" calcext:value-type="float">
            <text:p><text:s text:c="3"/>477 </text:p>
          </table:table-cell>
          <table:table-cell table:style-name="ce28" office:value-type="float" office:value="0.62" calcext:value-type="float">
            <text:p><text:s text:c="3"/>0.62 </text:p>
          </table:table-cell>
          <table:table-cell table:style-name="ce28" office:value-type="float" office:value="7.35" calcext:value-type="float">
            <text:p><text:s text:c="3"/>7.35 </text:p>
          </table:table-cell>
          <table:table-cell table:style-name="ce31" office:value-type="float" office:value="340" calcext:value-type="float">
            <text:p><text:s text:c="3"/>340 </text:p>
          </table:table-cell>
          <table:table-cell table:style-name="ce28" office:value-type="float" office:value="0.44" calcext:value-type="float">
            <text:p><text:s text:c="3"/>0.44 </text:p>
          </table:table-cell>
          <table:table-cell table:style-name="ce28" office:value-type="float" office:value="5.24" calcext:value-type="float">
            <text:p><text:s text:c="3"/>5.24 </text:p>
          </table:table-cell>
          <table:table-cell table:style-name="ce31" office:value-type="float" office:value="541" calcext:value-type="float">
            <text:p><text:s text:c="3"/>541 </text:p>
          </table:table-cell>
          <table:table-cell table:style-name="ce28" office:value-type="float" office:value="0.71" calcext:value-type="float">
            <text:p><text:s text:c="3"/>0.71 </text:p>
          </table:table-cell>
          <table:table-cell table:style-name="ce28" office:value-type="float" office:value="8.33" calcext:value-type="float">
            <text:p><text:s text:c="3"/>8.33 </text:p>
          </table:table-cell>
          <table:table-cell table:style-name="ce20" office:value-type="float" office:value="170" calcext:value-type="float">
            <text:p><text:s text:c="3"/>170 </text:p>
          </table:table-cell>
          <table:table-cell table:style-name="ce28" office:value-type="float" office:value="0.22" calcext:value-type="float">
            <text:p><text:s text:c="3"/>0.22 </text:p>
          </table:table-cell>
          <table:table-cell table:style-name="ce47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451" calcext:value-type="float">
            <text:p><text:s/>－451 </text:p>
          </table:table-cell>
          <table:table-cell table:style-name="ce25" office:value-type="float" office:value="-0.17" calcext:value-type="float">
            <text:p><text:s/>－0.17 </text:p>
          </table:table-cell>
          <table:table-cell table:style-name="ce25" office:value-type="float" office:value="-2.02" calcext:value-type="float">
            <text:p><text:s/>－2.02 </text:p>
          </table:table-cell>
          <table:table-cell table:style-name="ce29" office:value-type="float" office:value="289" calcext:value-type="float">
            <text:p><text:s text:c="3"/>289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" calcext:value-type="float">
            <text:p><text:s text:c="3"/>1.30 </text:p>
          </table:table-cell>
          <table:table-cell table:style-name="ce29" office:value-type="float" office:value="1612" calcext:value-type="float">
            <text:p><text:s text:c="3"/>1,612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23" calcext:value-type="float">
            <text:p><text:s text:c="3"/>7.23 </text:p>
          </table:table-cell>
          <table:table-cell table:style-name="ce29" office:value-type="float" office:value="1323" calcext:value-type="float">
            <text:p><text:s text:c="3"/>1,323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4" calcext:value-type="float">
            <text:p><text:s text:c="3"/>5.94 </text:p>
          </table:table-cell>
          <table:table-cell table:style-name="ce29" office:value-type="float" office:value="1929" calcext:value-type="float">
            <text:p><text:s text:c="3"/>1,929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6" calcext:value-type="float">
            <text:p><text:s text:c="3"/>8.66 </text:p>
          </table:table-cell>
          <table:table-cell table:style-name="ce17" office:value-type="float" office:value="477" calcext:value-type="float">
            <text:p><text:s text:c="3"/>477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150" calcext:value-type="float">
            <text:p><text:s/>－150 </text:p>
          </table:table-cell>
          <table:table-cell table:style-name="ce26" office:value-type="float" office:value="-0.71" calcext:value-type="float">
            <text:p><text:s/>－0.71 </text:p>
          </table:table-cell>
          <table:table-cell table:style-name="ce26" office:value-type="float" office:value="-8.37" calcext:value-type="float">
            <text:p><text:s/>－8.37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8" calcext:value-type="float">
            <text:p><text:s text:c="3"/>1.28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8" calcext:value-type="float">
            <text:p><text:s text:c="3"/>6.48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9" calcext:value-type="float">
            <text:p><text:s text:c="3"/>5.19 </text:p>
          </table:table-cell>
          <table:table-cell table:style-name="ce30" office:value-type="float" office:value="151" calcext:value-type="float">
            <text:p><text:s text:c="3"/>151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3" calcext:value-type="float">
            <text:p><text:s text:c="3"/>8.43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75" calcext:value-type="float">
            <text:p><text:s/>－75 </text:p>
          </table:table-cell>
          <table:table-cell table:style-name="ce26" office:value-type="float" office:value="-0.33" calcext:value-type="float">
            <text:p><text:s/>－0.33 </text:p>
          </table:table-cell>
          <table:table-cell table:style-name="ce26" office:value-type="float" office:value="-3.87" calcext:value-type="float">
            <text:p><text:s/>－3.87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1" calcext:value-type="float">
            <text:p><text:s text:c="3"/>1.91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" calcext:value-type="float">
            <text:p><text:s text:c="3"/>8.00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09" calcext:value-type="float">
            <text:p><text:s text:c="3"/>6.09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34" calcext:value-type="float">
            <text:p><text:s text:c="3"/>9.34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144" calcext:value-type="float">
            <text:p><text:s text:c="3"/>14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5" calcext:value-type="float">
            <text:p><text:s text:c="3"/>5.95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6" calcext:value-type="float">
            <text:p><text:s text:c="3"/>5.76 </text:p>
          </table:table-cell>
          <table:table-cell table:style-name="ce30" office:value-type="float" office:value="227" calcext:value-type="float">
            <text:p><text:s text:c="3"/>227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9" calcext:value-type="float">
            <text:p><text:s text:c="3"/>8.49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4" calcext:value-type="float">
            <text:p><text:s/>－4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30" office:value-type="float" office:value="147" calcext:value-type="float">
            <text:p><text:s text:c="3"/>147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5" calcext:value-type="float">
            <text:p><text:s text:c="3"/>7.35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7" calcext:value-type="float">
            <text:p><text:s text:c="3"/>8.37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118" calcext:value-type="float">
            <text:p><text:s text:c="3"/>118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1" calcext:value-type="float">
            <text:p><text:s text:c="3"/>8.71 </text:p>
          </table:table-cell>
          <table:table-cell table:style-name="ce32" office:value-type="float" office:value="12" calcext:value-type="float">
            <text:p><text:s text:c="3"/>12 </text:p>
          </table:table-cell>
          <table:table-cell table:style-name="ce34" office:value-type="float" office:value="0.07" calcext:value-type="float">
            <text:p><text:s text:c="3"/>0.07 </text:p>
          </table:table-cell>
          <table:table-cell table:style-name="ce34" office:value-type="float" office:value="0.89" calcext:value-type="float">
            <text:p><text:s text:c="3"/>0.89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7" calcext:value-type="float">
            <text:p><text:s text:c="3"/>6.27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4" calcext:value-type="float">
            <text:p><text:s text:c="3"/>6.94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66" calcext:value-type="float">
            <text:p><text:s/>－66 </text:p>
          </table:table-cell>
          <table:table-cell table:style-name="ce26" office:value-type="float" office:value="-0.52" calcext:value-type="float">
            <text:p><text:s/>－0.52 </text:p>
          </table:table-cell>
          <table:table-cell table:style-name="ce26" office:value-type="float" office:value="-6.18" calcext:value-type="float">
            <text:p><text:s/>－6.18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8" calcext:value-type="float">
            <text:p><text:s text:c="3"/>7.58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2" calcext:value-type="float">
            <text:p><text:s text:c="3"/>8.42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73" calcext:value-type="float">
            <text:p><text:s/>－273 </text:p>
          </table:table-cell>
          <table:table-cell table:style-name="ce26" office:value-type="float" office:value="-1.42" calcext:value-type="float">
            <text:p><text:s/>－1.42 </text:p>
          </table:table-cell>
          <table:table-cell table:style-name="ce26" office:value-type="float" office:value="-16.8" calcext:value-type="float">
            <text:p><text:s/>－16.80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9" calcext:value-type="float">
            <text:p><text:s text:c="3"/>6.90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9" calcext:value-type="float">
            <text:p><text:s text:c="3"/>7.39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23" calcext:value-type="float">
            <text:p><text:s text:c="3"/>10.23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104" calcext:value-type="float">
            <text:p><text:s text:c="3"/>10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9" calcext:value-type="float">
            <text:p><text:s text:c="3"/>4.69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66" calcext:value-type="float">
            <text:p><text:s text:c="3"/>2.66 </text:p>
          </table:table-cell>
          <table:table-cell table:style-name="ce30" office:value-type="float" office:value="171" calcext:value-type="float">
            <text:p><text:s text:c="3"/>171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1" calcext:value-type="float">
            <text:p><text:s text:c="3"/>7.71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5" calcext:value-type="float">
            <text:p><text:s text:c="3"/>5.05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6" calcext:value-type="float">
            <text:p><text:s text:c="3"/>8.16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99" calcext:value-type="float">
            <text:p><text:s/>－99 </text:p>
          </table:table-cell>
          <table:table-cell table:style-name="ce26" office:value-type="float" office:value="-0.87" calcext:value-type="float">
            <text:p><text:s/>－0.87 </text:p>
          </table:table-cell>
          <table:table-cell table:style-name="ce26" office:value-type="float" office:value="-10.29" calcext:value-type="float">
            <text:p><text:s/>－10.29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8" calcext:value-type="float">
            <text:p><text:s text:c="3"/>2.18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9" calcext:value-type="float">
            <text:p><text:s text:c="3"/>7.59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1" calcext:value-type="float">
            <text:p><text:s text:c="3"/>5.41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36" calcext:value-type="float">
            <text:p><text:s text:c="3"/>9.36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4" calcext:value-type="float">
            <text:p><text:s text:c="3"/>4.04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08" calcext:value-type="float">
            <text:p><text:s text:c="3"/>4.08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3" calcext:value-type="float">
            <text:p><text:s text:c="3"/>8.43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5" calcext:value-type="float">
            <text:p><text:s text:c="3"/>4.35 </text:p>
          </table:table-cell>
          <table:table-cell table:style-name="ce30" office:value-type="float" office:value="200" calcext:value-type="float">
            <text:p><text:s text:c="3"/>200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8" calcext:value-type="float">
            <text:p><text:s text:c="3"/>8.88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95" calcext:value-type="float">
            <text:p><text:s/>－95 </text:p>
          </table:table-cell>
          <table:table-cell table:style-name="ce26" office:value-type="float" office:value="-0.33" calcext:value-type="float">
            <text:p><text:s/>－0.33 </text:p>
          </table:table-cell>
          <table:table-cell table:style-name="ce26" office:value-type="float" office:value="-3.91" calcext:value-type="float">
            <text:p><text:s/>－3.91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9" calcext:value-type="float">
            <text:p><text:s text:c="3"/>1.19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3" calcext:value-type="float">
            <text:p><text:s text:c="3"/>7.53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245" calcext:value-type="float">
            <text:p><text:s text:c="3"/>245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0.08" calcext:value-type="float">
            <text:p><text:s text:c="3"/>10.08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146" calcext:value-type="float">
            <text:p><text:s/>－146 </text:p>
          </table:table-cell>
          <table:table-cell table:style-name="ce26" office:value-type="float" office:value="-0.58" calcext:value-type="float">
            <text:p><text:s/>－0.58 </text:p>
          </table:table-cell>
          <table:table-cell table:style-name="ce26" office:value-type="float" office:value="-6.89" calcext:value-type="float">
            <text:p><text:s/>－6.89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1" calcext:value-type="float">
            <text:p><text:s text:c="3"/>6.61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1" calcext:value-type="float">
            <text:p><text:s text:c="3"/>6.61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313" calcext:value-type="float">
            <text:p><text:s text:c="3"/>313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43" calcext:value-type="float">
            <text:p><text:s text:c="3"/>2.43 </text:p>
          </table:table-cell>
          <table:table-cell table:style-name="ce29" office:value-type="float" office:value="159" calcext:value-type="float">
            <text:p><text:s text:c="3"/>159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23" calcext:value-type="float">
            <text:p><text:s text:c="3"/>1.23 </text:p>
          </table:table-cell>
          <table:table-cell table:style-name="ce29" office:value-type="float" office:value="885" calcext:value-type="float">
            <text:p><text:s text:c="3"/>885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6" calcext:value-type="float">
            <text:p><text:s text:c="3"/>6.86 </text:p>
          </table:table-cell>
          <table:table-cell table:style-name="ce29" office:value-type="float" office:value="726" calcext:value-type="float">
            <text:p><text:s text:c="3"/>726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3" calcext:value-type="float">
            <text:p><text:s text:c="3"/>5.63 </text:p>
          </table:table-cell>
          <table:table-cell table:style-name="ce29" office:value-type="float" office:value="987" calcext:value-type="float">
            <text:p><text:s text:c="3"/>987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5" calcext:value-type="float">
            <text:p><text:s text:c="3"/>7.65 </text:p>
          </table:table-cell>
          <table:table-cell table:style-name="ce17" office:value-type="float" office:value="352" calcext:value-type="float">
            <text:p><text:s text:c="3"/>352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83" calcext:value-type="float">
            <text:p><text:s/>－83 </text:p>
          </table:table-cell>
          <table:table-cell table:style-name="ce26" office:value-type="float" office:value="-2.9" calcext:value-type="float">
            <text:p><text:s/>－2.90 </text:p>
          </table:table-cell>
          <table:table-cell table:style-name="ce26" office:value-type="float" office:value="-34.2" calcext:value-type="float">
            <text:p><text:s/>－34.20 </text:p>
          </table:table-cell>
          <table:table-cell table:style-name="ce30" office:value-type="float" office:value="-5" calcext:value-type="float">
            <text:p><text:s/>－5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06" calcext:value-type="float">
            <text:p><text:s/>－2.06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3" calcext:value-type="float">
            <text:p><text:s text:c="3"/>4.13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9" calcext:value-type="float">
            <text:p><text:s text:c="3"/>6.19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" calcext:value-type="float">
            <text:p><text:s text:c="3"/>6.60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24" calcext:value-type="float">
            <text:p><text:s text:c="3"/>1.2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47" calcext:value-type="float">
            <text:p><text:s text:c="3"/>247 </text:p>
          </table:table-cell>
          <table:table-cell table:style-name="ce26" office:value-type="float" office:value="2" calcext:value-type="float">
            <text:p><text:s text:c="3"/>2.00 </text:p>
          </table:table-cell>
          <table:table-cell table:style-name="ce26" office:value-type="float" office:value="23.64" calcext:value-type="float">
            <text:p><text:s text:c="3"/>23.64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9" calcext:value-type="float">
            <text:p><text:s/>－0.29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5" calcext:value-type="float">
            <text:p><text:s text:c="3"/>7.55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37" calcext:value-type="float">
            <text:p><text:s text:c="3"/>9.37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93" calcext:value-type="float">
            <text:p><text:s text:c="3"/>193 </text:p>
          </table:table-cell>
          <table:table-cell table:style-name="ce26" office:value-type="float" office:value="1.03" calcext:value-type="float">
            <text:p><text:s text:c="3"/>1.03 </text:p>
          </table:table-cell>
          <table:table-cell table:style-name="ce26" office:value-type="float" office:value="12.21" calcext:value-type="float">
            <text:p><text:s text:c="3"/>12.21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3" calcext:value-type="float">
            <text:p><text:s text:c="3"/>4.43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1" calcext:value-type="float">
            <text:p><text:s text:c="3"/>9.11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8" calcext:value-type="float">
            <text:p><text:s text:c="3"/>4.68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46" office:value-type="float" office:value="3.8" calcext:value-type="float">
            <text:p><text:s text:c="3"/>3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31" calcext:value-type="float">
            <text:p><text:s text:c="3"/>131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3" calcext:value-type="float">
            <text:p><text:s text:c="3"/>9.13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4" calcext:value-type="float">
            <text:p><text:s text:c="3"/>1.74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1" calcext:value-type="float">
            <text:p><text:s text:c="3"/>8.71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30" calcext:value-type="float">
            <text:p><text:s/>－30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9" calcext:value-type="float">
            <text:p><text:s/>－0.99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5" calcext:value-type="float">
            <text:p><text:s text:c="3"/>1.85 </text:p>
          </table:table-cell>
          <table:table-cell table:style-name="ce30" office:value-type="float" office:value="200" calcext:value-type="float">
            <text:p><text:s text:c="3"/>200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2" calcext:value-type="float">
            <text:p><text:s text:c="3"/>6.62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7" calcext:value-type="float">
            <text:p><text:s text:c="3"/>4.77 </text:p>
          </table:table-cell>
          <table:table-cell table:style-name="ce30" office:value-type="float" office:value="230" calcext:value-type="float">
            <text:p><text:s text:c="3"/>230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61" calcext:value-type="float">
            <text:p><text:s text:c="3"/>7.61 </text:p>
          </table:table-cell>
          <table:table-cell table:style-name="ce18" office:value-type="float" office:value="75" calcext:value-type="float">
            <text:p><text:s text:c="3"/>7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69" calcext:value-type="float">
            <text:p><text:s/>－69 </text:p>
          </table:table-cell>
          <table:table-cell table:style-name="ce26" office:value-type="float" office:value="-1.21" calcext:value-type="float">
            <text:p><text:s/>－1.21 </text:p>
          </table:table-cell>
          <table:table-cell table:style-name="ce26" office:value-type="float" office:value="-14.24" calcext:value-type="float">
            <text:p><text:s/>－14.24 </text:p>
          </table:table-cell>
          <table:table-cell table:style-name="ce30" office:value-type="float" office:value="-1" calcext:value-type="float">
            <text:p><text:s/>－1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9" calcext:value-type="float">
            <text:p><text:s text:c="3"/>6.19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" calcext:value-type="float">
            <text:p><text:s text:c="3"/>6.40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9" calcext:value-type="float">
            <text:p><text:s text:c="3"/>6.19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36" calcext:value-type="float">
            <text:p><text:s/>－36 </text:p>
          </table:table-cell>
          <table:table-cell table:style-name="ce26" office:value-type="float" office:value="-1.21" calcext:value-type="float">
            <text:p><text:s/>－1.21 </text:p>
          </table:table-cell>
          <table:table-cell table:style-name="ce26" office:value-type="float" office:value="-14.26" calcext:value-type="float">
            <text:p><text:s/>－14.26 </text:p>
          </table:table-cell>
          <table:table-cell table:style-name="ce30" office:value-type="float" office:value="-13" calcext:value-type="float">
            <text:p><text:s/>－13 </text:p>
          </table:table-cell>
          <table:table-cell table:style-name="ce26" office:value-type="float" office:value="-0.44" calcext:value-type="float">
            <text:p><text:s/>－0.44 </text:p>
          </table:table-cell>
          <table:table-cell table:style-name="ce26" office:value-type="float" office:value="-5.15" calcext:value-type="float">
            <text:p><text:s/>－5.15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6" calcext:value-type="float">
            <text:p><text:s text:c="3"/>4.36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1" calcext:value-type="float">
            <text:p><text:s text:c="3"/>9.51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51" calcext:value-type="float">
            <text:p><text:s/>－151 </text:p>
          </table:table-cell>
          <table:table-cell table:style-name="ce26" office:value-type="float" office:value="-0.8" calcext:value-type="float">
            <text:p><text:s/>－0.80 </text:p>
          </table:table-cell>
          <table:table-cell table:style-name="ce26" office:value-type="float" office:value="-9.49" calcext:value-type="float">
            <text:p><text:s/>－9.49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7" calcext:value-type="float">
            <text:p><text:s text:c="3"/>4.97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8" calcext:value-type="float">
            <text:p><text:s text:c="3"/>5.78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8" calcext:value-type="float">
            <text:p><text:s text:c="3"/>2.18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" calcext:value-type="float">
            <text:p><text:s text:c="3"/>6.60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4" calcext:value-type="float">
            <text:p><text:s text:c="3"/>6.24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4" calcext:value-type="float">
            <text:p><text:s text:c="3"/>8.54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71" calcext:value-type="float">
            <text:p><text:s/>－71 </text:p>
          </table:table-cell>
          <table:table-cell table:style-name="ce26" office:value-type="float" office:value="-2.38" calcext:value-type="float">
            <text:p><text:s/>－2.38 </text:p>
          </table:table-cell>
          <table:table-cell table:style-name="ce26" office:value-type="float" office:value="-28.05" calcext:value-type="float">
            <text:p><text:s/>－28.05 </text:p>
          </table:table-cell>
          <table:table-cell table:style-name="ce30" office:value-type="float" office:value="7" calcext:value-type="float">
            <text:p><text:s text:c="3"/>7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7" calcext:value-type="float">
            <text:p><text:s text:c="3"/>2.77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1.21" calcext:value-type="float">
            <text:p><text:s text:c="3"/>1.21 </text:p>
          </table:table-cell>
          <table:table-cell table:style-name="ce26" office:value-type="float" office:value="14.24" calcext:value-type="float">
            <text:p><text:s text:c="3"/>14.24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7" calcext:value-type="float">
            <text:p><text:s text:c="3"/>11.47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28" calcext:value-type="float">
            <text:p><text:s text:c="3"/>10.28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46" office:value-type="float" office:value="3.96" calcext:value-type="float">
            <text:p><text:s text:c="3"/>3.9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45" calcext:value-type="float">
            <text:p><text:s text:c="3"/>145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24" calcext:value-type="float">
            <text:p><text:s text:c="3"/>11.24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5" calcext:value-type="float">
            <text:p><text:s text:c="3"/>1.55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9" calcext:value-type="float">
            <text:p><text:s text:c="3"/>6.89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5" calcext:value-type="float">
            <text:p><text:s text:c="3"/>5.35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1" calcext:value-type="float">
            <text:p><text:s text:c="3"/>2.71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282" calcext:value-type="float">
            <text:p><text:s text:c="3"/>282 </text:p>
          </table:table-cell>
          <table:table-cell table:style-name="ce25" office:value-type="float" office:value="3.04" calcext:value-type="float">
            <text:p><text:s text:c="3"/>3.04 </text:p>
          </table:table-cell>
          <table:table-cell table:style-name="ce25" office:value-type="float" office:value="35.9" calcext:value-type="float">
            <text:p><text:s text:c="3"/>35.90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4" calcext:value-type="float">
            <text:p><text:s text:c="3"/>5.34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5" office:value-type="float" office:value="0.93" calcext:value-type="float">
            <text:p><text:s text:c="3"/>0.93 </text:p>
          </table:table-cell>
          <table:table-cell table:style-name="ce25" office:value-type="float" office:value="10.93" calcext:value-type="float">
            <text:p><text:s text:c="3"/>10.93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9" calcext:value-type="float">
            <text:p><text:s text:c="3"/>5.59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6" calcext:value-type="float">
            <text:p><text:s text:c="3"/>6.86 </text:p>
          </table:table-cell>
          <table:table-cell table:style-name="ce17" office:value-type="float" office:value="8" calcext:value-type="float">
            <text:p><text:s text:c="3"/>8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45" office:value-type="float" office:value="1.02" calcext:value-type="float">
            <text:p><text:s text:c="3"/>1.0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310" calcext:value-type="float">
            <text:p><text:s text:c="3"/>310 </text:p>
          </table:table-cell>
          <table:table-cell table:style-name="ce26" office:value-type="float" office:value="3.75" calcext:value-type="float">
            <text:p><text:s text:c="3"/>3.75 </text:p>
          </table:table-cell>
          <table:table-cell table:style-name="ce26" office:value-type="float" office:value="44.22" calcext:value-type="float">
            <text:p><text:s text:c="3"/>44.22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4" calcext:value-type="float">
            <text:p><text:s text:c="3"/>5.84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99" calcext:value-type="float">
            <text:p><text:s text:c="3"/>0.99 </text:p>
          </table:table-cell>
          <table:table-cell table:style-name="ce26" office:value-type="float" office:value="11.68" calcext:value-type="float">
            <text:p><text:s text:c="3"/>11.68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4" calcext:value-type="float">
            <text:p><text:s text:c="3"/>5.84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46" office:value-type="float" office:value="1" calcext:value-type="float">
            <text:p><text:s text:c="3"/>1.00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28" calcext:value-type="float">
            <text:p><text:s/>－28 </text:p>
          </table:table-cell>
          <table:table-cell table:style-name="ce28" office:value-type="float" office:value="-2.8" calcext:value-type="float">
            <text:p><text:s/>－2.80 </text:p>
          </table:table-cell>
          <table:table-cell table:style-name="ce28" office:value-type="float" office:value="-33.1" calcext:value-type="float">
            <text:p><text:s/>－33.10 </text:p>
          </table:table-cell>
          <table:table-cell table:style-name="ce33" office:value-type="float" office:value="1" calcext:value-type="float">
            <text:p><text:s text:c="3"/>1 </text:p>
          </table:table-cell>
          <table:table-cell table:style-name="ce35" office:value-type="float" office:value="0.1" calcext:value-type="float">
            <text:p><text:s text:c="3"/>0.10 </text:p>
          </table:table-cell>
          <table:table-cell table:style-name="ce35" office:value-type="float" office:value="1.18" calcext:value-type="float">
            <text:p><text:s text:c="3"/>1.18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8" office:value-type="float" office:value="0.4" calcext:value-type="float">
            <text:p><text:s text:c="3"/>0.40 </text:p>
          </table:table-cell>
          <table:table-cell table:style-name="ce28" office:value-type="float" office:value="4.74" calcext:value-type="float">
            <text:p><text:s text:c="3"/>4.74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" calcext:value-type="float">
            <text:p><text:s text:c="3"/>0.30 </text:p>
          </table:table-cell>
          <table:table-cell table:style-name="ce28" office:value-type="float" office:value="3.55" calcext:value-type="float">
            <text:p><text:s text:c="3"/>3.55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8" office:value-type="float" office:value="0.4" calcext:value-type="float">
            <text:p><text:s text:c="3"/>0.40 </text:p>
          </table:table-cell>
          <table:table-cell table:style-name="ce38" office:value-type="float" office:value="4.74" calcext:value-type="float">
            <text:p><text:s text:c="3"/>4.74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4" office:value-type="float" office:value="0.1" calcext:value-type="float">
            <text:p><text:s text:c="3"/>0.10 </text:p>
          </table:table-cell>
          <table:table-cell table:style-name="ce48" office:value-type="float" office:value="1.18" calcext:value-type="float">
            <text:p><text:s text:c="3"/>1.18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7年7月7日修正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MOI</dc:creator>
    <dc:date>2008-07-08T14:29:52</dc:date>
    <meta:print-date>2008-05-06T11:18:0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